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ration_co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ational_card_number</text:p>
          </table:table-cell>
          <table:table-cell office:value-type="string" calcext:value-type="string">
            <text:p>passport_numb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_address</text:p>
          </table:table-cell>
          <table:table-cell table:style-name="Default" office:value-type="string" calcext:value-type="string">
            <text:p>date_of_employment</text:p>
          </table:table-cell>
          <table:table-cell office:value-type="string" calcext:value-type="string">
            <text:p>group_i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string" calcext:value-type="string">
            <text:p>SUP1234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dmin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4567923</text:p>
          </table:table-cell>
          <table:table-cell office:value-type="string" calcext:value-type="string">
            <text:p>54241236BA</text:p>
          </table:table-cell>
          <table:table-cell office:value-type="string" calcext:value-type="string">
            <text:p>4054087523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5 Westlynn Spur</text:p>
          </table:table-cell>
          <table:table-cell office:value-type="date" office:date-value="2014-06-06" calcext:value-type="date">
            <text:p>14-06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6-17 10:20:16</text:p>
          </table:table-cell>
          <table:table-cell office:value-type="string" calcext:value-type="string">
            <text:p>2017-06-17 06:15:16</text:p>
          </table:table-cell>
        </table:table-row>
        <table:table-row table:style-name="ro1">
          <table:table-cell office:value-type="string" calcext:value-type="string">
            <text:p>TEC1235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4567924</text:p>
          </table:table-cell>
          <table:table-cell office:value-type="string" calcext:value-type="string">
            <text:p>54241237BA</text:p>
          </table:table-cell>
          <table:table-cell office:value-type="string" calcext:value-type="string">
            <text:p>4054087524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6 Westlynn Spur</text:p>
          </table:table-cell>
          <table:table-cell office:value-type="date" office:date-value="2014-06-05" calcext:value-type="date">
            <text:p>14-06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6-17 10:20:17</text:p>
          </table:table-cell>
          <table:table-cell office:value-type="string" calcext:value-type="string">
            <text:p>2017-06-17 06:15:17</text:p>
          </table:table-cell>
        </table:table-row>
        <table:table-row table:style-name="ro1">
          <table:table-cell office:value-type="string" calcext:value-type="string">
            <text:p>TEC1236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4567925</text:p>
          </table:table-cell>
          <table:table-cell office:value-type="string" calcext:value-type="string">
            <text:p>54241238BA</text:p>
          </table:table-cell>
          <table:table-cell office:value-type="string" calcext:value-type="string">
            <text:p>4054087525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7 Westlynn Spur</text:p>
          </table:table-cell>
          <table:table-cell office:value-type="date" office:date-value="2014-06-04" calcext:value-type="date">
            <text:p>14-06-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6-17 10:20:18</text:p>
          </table:table-cell>
          <table:table-cell office:value-type="string" calcext:value-type="string">
            <text:p>2017-06-17 06:15:18</text:p>
          </table:table-cell>
        </table:table-row>
        <table:table-row table:style-name="ro1">
          <table:table-cell office:value-type="string" calcext:value-type="string">
            <text:p>TEC1237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4567926</text:p>
          </table:table-cell>
          <table:table-cell office:value-type="string" calcext:value-type="string">
            <text:p>54241239BA</text:p>
          </table:table-cell>
          <table:table-cell office:value-type="string" calcext:value-type="string">
            <text:p>4054087526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8 Westlynn Spur</text:p>
          </table:table-cell>
          <table:table-cell office:value-type="date" office:date-value="2014-06-03" calcext:value-type="date">
            <text:p>14-06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6-17 10:20:19</text:p>
          </table:table-cell>
          <table:table-cell office:value-type="string" calcext:value-type="string">
            <text:p>2017-06-17 06:15:19</text:p>
          </table:table-cell>
        </table:table-row>
        <table:table-row table:style-name="ro1">
          <table:table-cell office:value-type="string" calcext:value-type="string">
            <text:p>TEC1238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4567927</text:p>
          </table:table-cell>
          <table:table-cell office:value-type="string" calcext:value-type="string">
            <text:p>54241240BA</text:p>
          </table:table-cell>
          <table:table-cell office:value-type="string" calcext:value-type="string">
            <text:p>4054087527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29 Westlynn Spur</text:p>
          </table:table-cell>
          <table:table-cell office:value-type="date" office:date-value="2014-06-02" calcext:value-type="date">
            <text:p>14-06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6-17 10:20:20</text:p>
          </table:table-cell>
          <table:table-cell office:value-type="string" calcext:value-type="string">
            <text:p>2017-06-17 06:15:20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00-00-00</text:date>, <text:time style:data-style-name="N2" text:time-value="17:53:53.242864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7-09-10T17:55:48.350338747</dc:date>
    <meta:editing-duration>PT2M39S</meta:editing-duration>
    <meta:editing-cycles>2</meta:editing-cycles>
    <meta:generator>LibreOffice/5.1.6.2$Linux_X86_64 LibreOffice_project/10m0$Build-2</meta:generator>
    <meta:document-statistic meta:table-count="1" meta:cell-count="96" meta:object-count="0"/>
  </office:meta>
</office:document-meta>
</file>